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c0859" officeooo:paragraph-rsid="001c0859" style:font-size-asian="10.5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1c0859" officeooo:paragraph-rsid="001c0859"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normal" officeooo:rsid="001c0859" officeooo:paragraph-rsid="001c085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d6002" officeooo:paragraph-rsid="001d6002"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205d69" officeooo:paragraph-rsid="00205d6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22pt" style:text-underline-style="solid" style:text-underline-width="auto" style:text-underline-color="font-color" fo:font-weight="bold" officeooo:rsid="001c0859" officeooo:paragraph-rsid="001c0859" style:font-size-asian="22pt" style:font-weight-asian="bold" style:font-size-complex="22pt" style:font-weight-complex="bold"/>
    </style:style>
    <style:style style:name="P7" style:family="paragraph" style:parent-style-name="Standard">
      <style:paragraph-properties fo:text-align="justify" style:justify-single-word="false"/>
      <style:text-properties fo:font-size="12pt" style:text-underline-style="none" fo:font-weight="bold" officeooo:rsid="001c0859" officeooo:paragraph-rsid="001c0859"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cb43b" style:font-weight-asian="normal" style:font-weight-complex="normal"/>
    </style:style>
    <style:style style:name="T3" style:family="text">
      <style:text-properties fo:font-weight="normal" officeooo:rsid="001d6002" style:font-weight-asian="normal" style:font-weight-complex="normal"/>
    </style:style>
    <style:style style:name="T4" style:family="text">
      <style:text-properties fo:font-weight="normal" officeooo:rsid="001ef978" style:font-weight-asian="normal" style:font-weight-complex="normal"/>
    </style:style>
    <style:style style:name="T5" style:family="text">
      <style:text-properties fo:font-weight="normal" officeooo:rsid="00205d69" style:font-weight-asian="normal" style:font-weight-complex="normal"/>
    </style:style>
    <style:style style:name="T6" style:family="text">
      <style:text-properties fo:font-weight="normal" officeooo:rsid="00223563" style:font-weight-asian="normal" style:font-weight-complex="normal"/>
    </style:style>
    <style:style style:name="T7" style:family="text">
      <style:text-properties fo:font-weight="normal" officeooo:rsid="002330d8" style:font-weight-asian="normal" style:font-weight-complex="normal"/>
    </style:style>
    <style:style style:name="T8" style:family="text">
      <style:text-properties officeooo:rsid="001eedc7"/>
    </style:style>
    <style:style style:name="T9" style:family="text">
      <style:text-properties officeooo:rsid="001ef9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jercicios tema 4</text:p>
      <text:p text:style-name="P6"/>
      <text:p text:style-name="P6"/>
      <text:p text:style-name="P1"/>
      <text:p text:style-name="P2">1.¿Para qué sirve una partición de swap o de área de intercambio? ¿En qué sistemas operativos se usa? ¿En qué sistema de archivos está? </text:p>
      <text:p text:style-name="P2"/>
      <text:p text:style-name="P3"><text:tab/>El swap es un espacio de intercambio, que bien puede ser una partición lógica en el disco o simplemente un archivo. En lugar de utilizar espacio en memoria RAM, el swap utiliza espacio en disco duro para almacenar datos temporales, reduciendo así el uso de la RAM. <text:span text:style-name="T8">Se usan en Windows y Linux.</text:span></text:p>
      <text:p text:style-name="P2"/>
      <text:p text:style-name="P2">2.¿Cuándo instalas Windows 10 por defecto, cuántas particiones te crea y para qué? ¿En qué sistema de ficheros se formatean? </text:p>
      <text:p text:style-name="P2"/>
      <text:p text:style-name="P2"><text:tab/><text:span text:style-name="T2">Se crean en Windows </text:span><text:span text:style-name="T1">4 Particiones para GPT y 2 particiones para MBR, </text:span><text:span text:style-name="T2">el sistema de archivos se formatea en NTFS.</text:span></text:p>
      <text:p text:style-name="P2"/>
      <text:p text:style-name="P2">3.¿Para qué se usa el punto de montaje en las particiones? ¿En qué sistema operativo de los vistos se utiliza? ¿Cuál es el punto de montaje que se suele utilizar principalmente? </text:p>
      <text:p text:style-name="P2"/>
      <text:p text:style-name="P3"><text:tab/><text:span text:style-name="T9">El punto de montaje en las particiones se usa para poder montar un sistemas de archivos en un directorio. En Windows el punto de montaje es C: y en Linux es /.</text:span></text:p>
      <text:p text:style-name="P2"/>
      <text:p text:style-name="P2">4.¿Qué ocurre si instalo Windows en una partición y después Linux en otra? ¿Y si lo hago en orden inverso? </text:p>
      <text:p text:style-name="P2"/>
      <text:p text:style-name="P2"><text:span text:style-name="T3"><text:tab/>Ocurre que crea un arranque dual, </text:span><text:span text:style-name="T4">al hacer el orden inverso borra o deshace el arranque dual y no muestra para poder seleccionar cual sistema operativo iniciar.</text:span><text:span text:style-name="T3"> </text:span><text:tab/></text:p>
      <text:p text:style-name="P2"/>
      <text:p text:style-name="P2">5.¿Cuáles son los pasos a seguir para crear una carpeta compartida en Virtualbox con Linux? </text:p>
      <text:p text:style-name="P2"/>
      <text:p text:style-name="P2"><text:tab/><text:span text:style-name="T3">Para montar las carpetas compartidas en VirtualBox en Linux </text:span><text:span text:style-name="T4">tendrán</text:span><text:span text:style-name="T3"> que:</text:span></text:p>
      <text:p text:style-name="P2"><text:span text:style-name="T3"/></text:p>
      <text:p text:style-name="P2"><text:span text:style-name="T6">1.</text:span><text:span text:style-name="T3">Inicia tu máquina virtual y, en el menú horizontal superior, pulsa en "Devices" y, después, en "Install Guest Additions".</text:span></text:p>
      <text:p text:style-name="P2"><text:span text:style-name="T3"/></text:p>
      <text:p text:style-name="P2"><text:span text:style-name="T6">2</text:span><text:span text:style-name="T3">.Ahora, para hacer una carpeta compartida en VirtualBox ve al "Menú de Inicio" de Windows 7 y navega por "Mi Equipo" y pulsa en "Unidad de CD:VirtualBox Guest Additions". Entonces, se te abrirá un instalador que te irá guiando para que programa se ubique en el equipo.</text:span></text:p>
      <text:p text:style-name="P2"><text:span text:style-name="T3">Cómo hacer una carpeta compartida en VirtualBox.</text:span></text:p>
      <text:p text:style-name="P2"><text:span text:style-name="T3"/></text:p>
      <text:p text:style-name="P2"><text:span text:style-name="T6">3</text:span><text:span text:style-name="T3">.Una vez que se hayan instalado las VirtualBox Guest Additions, para compartir una carpeta tienes que volver a "Devices" y, después, pulsar en "Shared folder settings". Pincha en el icono de la carpeta con un signo más en verde.</text:span></text:p>
      <text:p text:style-name="P2"><text:span text:style-name="T3">Cómo hacer una carpeta compartida en VirtualBox</text:span></text:p>
      <text:p text:style-name="P2"><text:span text:style-name="T3"/></text:p>
      <text:p text:style-name="P2"><text:span text:style-name="T3"/></text:p>
      <text:p text:style-name="P2"><text:span text:style-name="T3"/></text:p>
      <text:p text:style-name="P2"><text:soft-page-break/><text:span text:style-name="T7">4.</text:span><text:span text:style-name="T3">Ahora, podrás navegar por tu equipo "real" hasta escoger la carpeta que quieres compartir. Elegiremos el "Escritorio" y hacerla permanente.</text:span></text:p>
      <text:p text:style-name="P2"><text:span text:style-name="T3">Cómo hacer una carpeta compartida en VirtualBox </text:span></text:p>
      <text:p text:style-name="P2"><text:span text:style-name="T3"/></text:p>
      <text:p text:style-name="P2"><text:span text:style-name="T7">5.</text:span><text:span text:style-name="T3">A continuación, en tu máquina virtual, vuelve al "Menú de Inicio", "Equipo" y "Red". Entonces, pincha en "VBOXSVR" y verás tu carpeta compartida. Ya puedes intercambiar fácilmente archivos y documentos entre tu ordenador y tu máquina virtual.</text:span></text:p>
      <text:p text:style-name="P2"/>
      <text:p text:style-name="P2">6.¿Se puede instalar un sistema operativo en una unidad lógica? </text:p>
      <text:p text:style-name="P2"/>
      <text:p text:style-name="P2"><text:tab/><text:span text:style-name="T3">Si pero </text:span><text:span text:style-name="T4">tendría</text:span><text:span text:style-name="T3"> que ser Linux, Windows no podría ser instalada.</text:span></text:p>
      <text:p text:style-name="P2"/>
      <text:p text:style-name="P2">7.¿Es posible utilizar una partición sin formatear? ¿Por qué? </text:p>
      <text:p text:style-name="P2"/>
      <text:p text:style-name="P4"><text:tab/>No, porque no tienes un formato de sistema de archivos, esta partición no tiene estructura.</text:p>
      <text:p text:style-name="P3"/>
      <text:p text:style-name="P2">8.Es posible utilizar un disco sin particionar? ¿Por qué? </text:p>
      <text:p text:style-name="P2"/>
      <text:p text:style-name="P2"><text:tab/><text:span text:style-name="T5">No por que necesitas al menos una partición para el sistema de archivos</text:span></text:p>
      <text:p text:style-name="P2"/>
      <text:p text:style-name="P2">9.Cuando añadimos un disco nuevo a una máquina y abrimos el administrador de discos de Windows nos sale la siguiente pantalla. ¿Para qué sirve? ¿Qué significan las opciones MBR y GPT? </text:p>
      <text:p text:style-name="P2"/>
      <text:p text:style-name="P2"><text:tab/><text:span text:style-name="T1">Windows sólo le pedirá que inicialice un disco que es nuevo y no se ha utilizado todavía y el formateo es totalmente diferente, se necesita con más frecuencia.</text:span></text:p>
      <text:p text:style-name="P5">MBR: master boot record</text:p>
      <text:p text:style-name="P5">GPT: tabla de particiones GUID</text:p>
      <text:p text:style-name="P2"/>
      <text:p text:style-name="P2">10.¿Qué sistemas de archivos has utilizado en las particiones de Windows? ¿Y en las de Linux? </text:p>
      <text:p text:style-name="P2"/>
      <text:p text:style-name="P2"><text:tab/><text:span text:style-name="T4">En las particiones de Windows hemos utilizado un sistema de archivos de NTFS y en las de Linux hemos utilizado EXT4.</text:span></text:p>
      <text:p text:style-name="P2"/>
      <text:p text:style-name="P2">11.Desde Windows, ¿podemos ver las particiones creadas en EXT4? </text:p>
      <text:p text:style-name="P2"/>
      <text:p text:style-name="P2"><text:tab/><text:span text:style-name="T4">No puedes ver las particiones creadas en EXT4.</text:span></text:p>
      <text:p text:style-name="P2"/>
      <text:p text:style-name="P2">12.Desde Linux, ¿podemos ver el contenido de la partición de área de intercambio? </text:p>
      <text:p text:style-name="P2"/>
      <text:p text:style-name="P2"><text:tab/><text:span text:style-name="T4">No puedes ver dicha partición Swap.</text:span></text:p>
      <text:p text:style-name="P2"/>
      <text:p text:style-name="P2">13.Desde Linux, ¿podemos ver el contenido de las particiones formateadas en NTFS? </text:p>
      <text:p text:style-name="P2"/>
      <text:p text:style-name="P2"><text:tab/><text:span text:style-name="T4">Si puedes ver las particiones formateadas en NTFS desde Linux pero tienes que montarlas para poder abrirlas.</text:span></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207-16 </meta:initial-creator>
    <meta:creation-date>2020-01-27T15:28:47.665314431</meta:creation-date>
    <dc:date>2020-03-03T19:59:41.164317080</dc:date>
    <dc:creator>I116-05 </dc:creator>
    <meta:editing-duration>PT17M18S</meta:editing-duration>
    <meta:editing-cycles>3</meta:editing-cycles>
    <meta:generator>LibreOffice/6.0.4.1$Linux_X86_64 LibreOffice_project/00m0$Build-1</meta:generator>
    <meta:document-statistic meta:table-count="0" meta:image-count="0" meta:object-count="0" meta:page-count="2" meta:paragraph-count="38" meta:word-count="677" meta:character-count="4047" meta:non-whitespace-character-count="3377"/>
  </office:meta>
</office:document-meta>
</file>